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lthough we had covered most of this material already when we made our first websites, I did pick up a few interesting things from the reading. For example, I did not know that the first tag was called the opening tag, and that the second tag is called the closing tag. It also seems weird to me that when you write &lt;!DOCTYPE html&gt;, the word DOCTYPE is not case sensitive, but the word html is. Just seems like an odd little quirk. I also hadn't realized how long HTML had gone without a major release. It's no wonder everyone thought HTML5 was amazing back when it came out a few years ago, since it's predecessor was fourteen years old.</text:p>
      <text:p text:style-name="P1"><text:tab/>I didn't know that Mac had its own basic text editor, so that was sorta cool (I probably should have just assumed that, though). I am also mildly curious as to why it's okay to name you files with the .htm extension, and still have them work. I imagine there is an interesting story behind that, which I will probably stumble across online at some point in my life. I wonder if there are any other instances where htm and html are interchangeable. I would look this stuff up, but it's past midnight, and I am feeling lazy right now. Anyways, the last thing I learned is that the numbered headings go all the way down to six. Seems like a lot to me, but I imagine some site out there uses all six of them, and wishes that there are 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Catlett</meta:initial-creator>
    <meta:creation-date>2017-01-30T00:01:36.33</meta:creation-date>
    <meta:document-statistic meta:table-count="0" meta:image-count="0" meta:object-count="0" meta:page-count="1" meta:paragraph-count="2" meta:word-count="261" meta:character-count="1376"/>
    <dc:date>2017-01-30T00:25:48.52</dc:date>
    <dc:creator>Daniel Catlett</dc:creator>
    <meta:editing-duration>PT7M42S</meta:editing-duration>
    <meta:editing-cycles>1</meta:editing-cycles>
    <meta:generator>OpenOffice/4.1.2$Win32 OpenOffice.org_project/412m3$Build-9782</meta:generator>
  </office:meta>
</office:document-meta>
</file>